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Heading_20_3">
      <style:paragraph-properties fo:margin-top="0.496cm" fo:margin-bottom="0.496cm"/>
    </style:style>
    <style:style style:name="T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" style:family="paragraph" style:parent-style-name="Normal"/>
    <style:style style:name="T4_1" style:family="text" style:parent-style-name="Normal"/>
    <style:style style:name="FR1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The<text:s/>Country<text:s/>Neighbors<text:s/>4H<text:s/>Petting<text:s/>Zoo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text:span text:style-name="T2_7">Come<text:s/>out<text:s/>with<text:s/>the<text:s/>family<text:s/>and<text:s/>see<text:s/>all<text:s/>the<text:s/>cute<text:s/>animals<text:s/>that<text:s/>you<text:s/>can<text:s/>pet<text:s/>and<text:s/>learn<text:s/>more<text:s/>about!<text:s/>View<text:s/>the<text:s/>Facebook<text:s/>Event:<text:s/></text:span><text:span text:style-name="T2_8"><text:a xlink:type="simple" xlink:href="https://www.facebook.com/events/667356350367363/"><text:span text:style-name="T2_9">https://www.facebook.com/events/667356350367363/</text:span></text:a></text:span><text:span text:style-name="T2_10"><text:s/></text:span></text:p>
      <text:h text:style-name="P3" text:outline-level="3"><text:span text:style-name="T3_1">Comments<text:s/></text:span></text:h>
      <text:p text:style-name="P4"><text:span text:style-name="T4_1"><draw:rect svg:x="0cm" svg:y="0cm" svg:width="16.51cm" svg:height="0.053cm" draw:style-name="FR1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